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ejaVu Sans" style:font-name-complex="Lohit Hindi"/>
    </style:style>
    <style:style style:name="ce1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.048in" svg:y="24.5571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1.2083in" svg:y="7.1303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1.065in" svg:y="3.3988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6.2988in" svg:height="3.5429in" svg:x="7.5492in" svg:y="24.5567in">
            <draw:object draw:notify-on-update-of-ranges="Sheet1.B130:Sheet1.G130 Sheet1.B137:Sheet1.G1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 R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5" calcext:value-type="float">
            <text:p>35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1" calcext:value-type="float">
            <text:p>81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50" calcext:value-type="float">
            <text:p>105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782" calcext:value-type="float">
            <text:p>1782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72" calcext:value-type="float">
            <text:p>5472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8" calcext:value-type="float">
            <text:p>18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7" calcext:value-type="float">
            <text:p>27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6" calcext:value-type="float">
            <text:p>136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2" calcext:value-type="float">
            <text:p>172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4080" calcext:value-type="float">
            <text:p>408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784" calcext:value-type="float">
            <text:p>3784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64" calcext:value-type="float">
            <text:p>16664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64" calcext:value-type="float">
            <text:p>166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34" calcext:value-type="float">
            <text:p>13034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8" calcext:value-type="float">
            <text:p>18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7" calcext:value-type="float">
            <text:p>27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6" calcext:value-type="float">
            <text:p>106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2" calcext:value-type="float">
            <text:p>172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3180" calcext:value-type="float">
            <text:p>318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784" calcext:value-type="float">
            <text:p>3784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formula="of:=[.B138]+[.C138]+[.D138]+[.E138]+[.F138]+[.G138]" office:value-type="float" office:value="13034" calcext:value-type="float">
            <text:p>1303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nalisi</text:p>
          </table:table-cell>
          <table:table-cell table:number-columns-repeated="6"/>
          <table:table-cell office:value-type="string" calcext:value-type="string">
            <text:p>senza analisi totale</text:p>
          </table:table-cell>
          <table:table-cell/>
          <table:table-cell table:style-name="Default"/>
          <table:table-cell table:number-columns-repeated="9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P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69]+[.J169]+[.K169]+[.L169]+[.M169]+[.N169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0]+[.J170]+[.K170]+[.L170]+[.M170]+[.N170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1]+[.J171]+[.K171]+[.L171]+[.M171]+[.N171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7" table:formula="of:=SUM([.I172]+[.J172]+[.K172]+[.L172]+[.M172]+[.N172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I173]+[.J173]+[.K173]+[.L173]+[.M173]+[.N17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4]+[.J174]+[.K174]+[.L174]+[.M174]+[.N174])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table:formula="of:=SUM([.I169]+[.I170]+[.I171]+[.I172]+[.I173]+[.I174])" office:value-type="float" office:value="21" calcext:value-type="float">
            <text:p>21</text:p>
          </table:table-cell>
          <table:table-cell table:style-name="ce7" table:formula="of:=SUM([.J169]+[.J170]+[.J171]+[.J172]+[.J173]+[.J174])" office:value-type="float" office:value="29" calcext:value-type="float">
            <text:p>29</text:p>
          </table:table-cell>
          <table:table-cell table:style-name="ce7" table:formula="of:=SUM([.K169]+[.K170]+[.K171]+[.K172]+[.K173]+[.K174])" office:value-type="float" office:value="20" calcext:value-type="float">
            <text:p>20</text:p>
          </table:table-cell>
          <table:table-cell table:style-name="ce7" table:formula="of:=SUM([.L169]+[.L170]+[.L171]+[.L172]+[.L173]+[.L174])" office:value-type="float" office:value="91" calcext:value-type="float">
            <text:p>91</text:p>
          </table:table-cell>
          <table:table-cell table:style-name="ce7" table:formula="of:=SUM([.M169]+[.M170]+[.M171]+[.M172]+[.M173]+[.M174])" office:value-type="float" office:value="26" calcext:value-type="float">
            <text:p>26</text:p>
          </table:table-cell>
          <table:table-cell table:style-name="ce7" table:formula="of:=SUM([.N169]+[.N170]+[.N171]+[.N172]+[.N173]+[.N174])" office:value-type="float" office:value="0" calcext:value-type="float">
            <text:p>0</text:p>
          </table:table-cell>
          <table:table-cell table:style-name="ce7" table:formula="of:=[.O169]+[.O170]+[.O171]+[.O172]+[.O173]+[.O174]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67]*[.I175]" office:value-type="float" office:value="630" calcext:value-type="float">
            <text:p>630</text:p>
          </table:table-cell>
          <table:table-cell table:style-name="ce7" table:formula="of:=[.J167]*[.J175]" office:value-type="float" office:value="580" calcext:value-type="float">
            <text:p>580</text:p>
          </table:table-cell>
          <table:table-cell table:style-name="ce7" table:formula="of:=[.K167]*[.K175]" office:value-type="float" office:value="500" calcext:value-type="float">
            <text:p>500</text:p>
          </table:table-cell>
          <table:table-cell table:style-name="ce7" table:formula="of:=[.L167]*[.L175]" office:value-type="float" office:value="2002" calcext:value-type="float">
            <text:p>2002</text:p>
          </table:table-cell>
          <table:table-cell table:style-name="ce7" table:formula="of:=[.M167]*[.M175]" office:value-type="float" office:value="390" calcext:value-type="float">
            <text:p>390</text:p>
          </table:table-cell>
          <table:table-cell table:style-name="ce7" table:formula="of:=[.N167]*[.N175]" office:value-type="float" office:value="0" calcext:value-type="float">
            <text:p>0</text:p>
          </table:table-cell>
          <table:table-cell table:style-name="ce7" table:formula="of:=[.I176]+[.J176]+[.K176]+[.L176]+[.M176]+[.N176]" office:value-type="float" office:value="4102" calcext:value-type="float">
            <text:p>4102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ore verificatore</text:p>
          </table:table-cell>
          <table:table-cell table:formula="of:=[.M175]" office:value-type="float" office:value="26" calcext:value-type="float">
            <text:p>26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44]-[.O176]" office:value-type="float" office:value="162" calcext:value-type="float">
            <text:p>162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3" table:number-rows-repeated="14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000-00-00T00:00:02.988077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9M6S</meta:editing-duration>
    <meta:editing-cycles>13</meta:editing-cycles>
    <meta:generator>LibreOffice/4.1.3.2$Linux_X86_64 LibreOffice_project/410m0$Build-2</meta:generator>
    <dc:date>2014-03-29T12:12:27.293600726</dc:date>
    <dc:creator>Davide </dc:creator>
    <meta:document-statistic meta:table-count="1" meta:cell-count="6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6">
                <text:p>136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7cm" svg:y="2.956cm" style:legend-expansion="high" chart:style-name="ch2"/>
        <chart:plot-area chart:style-name="ch3" table:cell-range-address="Sheet1.B130:Sheet1.G130 Sheet1.B137:Sheet1.G137" chart:data-source-has-labels="row" svg:x="0.32cm" svg:y="0.675cm" svg:width="12.277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64cm" svg:width="12.277cm" svg:height="7.3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30:Sheet1.G1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37:Sheet1.G1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30:Sheet1.G13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37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B137:Sheet1.G13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